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AA798F41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6.418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.278in" svg:width="8.2681in" svg:height="0.8047in" draw:z-index="0">
        <draw:image xlink:href="Pictures/10000001000001F4000002AA798F4191.png" xlink:type="simple" xlink:show="embed" xlink:actuate="onLoad" draw:mime-type="image/png"/>
      </draw:frame>
      <text:p text:style-name="Title"><draw:line text:anchor-type="paragraph" draw:z-index="1" draw:name="Line 1" draw:style-name="gr1" draw:text-style-name="P1" svg:x1="-1.5012in" svg:y1="-8.4835in" svg:x2="-1.5012in" svg:y2="3.2091in"><text:p/></draw:line><draw:line text:anchor-type="paragraph" draw:z-index="2" draw:name="Line 2" draw:style-name="gr2" draw:text-style-name="P1" svg:x1="-0.2709in" svg:y1="-1in" svg:x2="-0.1724in" svg:y2="10.7138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1</meta:editing-cycles>
    <meta:creation-date>2024-07-22T14:15:00</meta:creation-date>
    <dc:date>2025-05-21T21:47:46.451000000</dc:date>
    <meta:editing-duration>PT9H23M10S</meta:editing-duration>
    <meta:generator>LibreOffice/24.8.6.2$Windows_X86_64 LibreOffice_project/6d98ba145e9a8a39fc57bcc76981d1fb1316c60c</meta:generator>
    <meta:print-date>2024-07-30T23:50:50.027304754</meta:print-date>
    <meta:document-statistic meta:table-count="0" meta:image-count="1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